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8" style:family="graphic" style:parent-style-name="standard">
      <style:graphic-properties draw:stroke="none" draw:fill-color="#41fcfa"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5"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6"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7"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8"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9"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7" style:family="graphic" style:parent-style-name="standard">
      <style:graphic-properties draw:stroke="none" draw:fill-color="#ffd428" draw:textarea-horizontal-align="justify" draw:textarea-vertical-align="middle" draw:auto-grow-height="false" fo:min-height="7.031cm" fo:min-width="0.55cm"/>
    </style:style>
    <style:style style:name="gr58" style:family="graphic" style:parent-style-name="standard">
      <style:graphic-properties draw:stroke="none" draw:fill-color="#ffd428" draw:textarea-horizontal-align="justify" draw:textarea-vertical-align="middle" draw:auto-grow-height="false" fo:min-height="2.11cm" fo:min-width="0.025cm"/>
    </style:style>
    <style:style style:name="gr59"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60" style:family="graphic" style:parent-style-name="standard">
      <style:graphic-properties draw:stroke="none" draw:fill="none" fo:min-height="9.723cm"/>
      <style:paragraph-properties style:writing-mode="lr-tb"/>
    </style:style>
    <style:style style:name="gr61" style:family="graphic" style:parent-style-name="Standard_5f_5">
      <style:graphic-properties draw:stroke="none" draw:fill-color="#ff5429" draw:textarea-horizontal-align="justify" draw:textarea-vertical-align="middle" draw:auto-grow-height="false" fo:min-height="4.459cm" fo:min-width="0.32cm"/>
    </style:style>
    <style:style style:name="gr62" style:family="graphic" style:parent-style-name="Standard_5f_5">
      <style:graphic-properties draw:stroke="none" draw:fill-color="#3465a4" draw:textarea-horizontal-align="justify" draw:textarea-vertical-align="middle" draw:auto-grow-height="false" fo:min-height="8.245cm" fo:min-width="0cm"/>
    </style:style>
    <style:style style:name="gr63" style:family="graphic" style:parent-style-name="Standard_5f_4">
      <style:graphic-properties draw:stroke="none" draw:fill-color="#bbe33d" draw:textarea-horizontal-align="justify" draw:textarea-vertical-align="middle" draw:auto-grow-height="false" fo:min-height="1.067cm" fo:min-width="0.074cm"/>
    </style:style>
    <style:style style:name="gr64" style:family="graphic" style:parent-style-name="Standard_5f_4">
      <style:graphic-properties draw:stroke="none" draw:fill-color="#55308d" draw:textarea-horizontal-align="justify" draw:textarea-vertical-align="middle" draw:auto-grow-height="false" fo:min-height="3.283cm" fo:min-width="0.322cm"/>
    </style:style>
    <style:style style:name="gr65" style:family="graphic" style:parent-style-name="standard">
      <style:graphic-properties draw:stroke="none" draw:fill-color="#ff6d6d" draw:textarea-horizontal-align="justify" draw:textarea-vertical-align="middle" draw:auto-grow-height="false" fo:min-height="2.11cm" fo:min-width="0.025cm"/>
    </style:style>
    <style:style style:name="gr66" style:family="graphic" style:parent-style-name="standard">
      <style:graphic-properties draw:stroke="none" draw:fill-color="#ffffff" draw:textarea-horizontal-align="justify" draw:textarea-vertical-align="middle" draw:auto-grow-height="false" fo:min-height="7.031cm" fo:min-width="0.55cm"/>
    </style:style>
    <style:style style:name="gr67" style:family="graphic" style:parent-style-name="Standard_5f_4">
      <style:graphic-properties draw:stroke="none" draw:fill-color="#ffff38" draw:textarea-horizontal-align="justify" draw:textarea-vertical-align="middle" draw:auto-grow-height="false" fo:min-height="3.814cm" fo:min-width="0.647cm"/>
    </style:style>
    <style:style style:name="gr68" style:family="graphic" style:parent-style-name="Standard_5f_4">
      <style:graphic-properties draw:stroke="none" draw:fill-color="#069a2e" draw:textarea-horizontal-align="justify" draw:textarea-vertical-align="middle" draw:auto-grow-height="false" fo:min-height="10.649cm" fo:min-width="1.142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1" style:family="graphic" style:parent-style-name="standard">
      <style:graphic-properties draw:stroke="none" draw:fill-color="#ff972f" draw:textarea-horizontal-align="justify" draw:textarea-vertical-align="middle" draw:auto-grow-height="false" fo:min-height="7.031cm" fo:min-width="0.55cm"/>
    </style:style>
    <style:style style:name="gr72"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5" style:family="graphic" style:parent-style-name="Standard_5f_6">
      <style:graphic-properties draw:stroke="none" draw:fill-color="#bbe33d" draw:textarea-horizontal-align="justify" draw:textarea-vertical-align="middle" draw:auto-grow-height="false" fo:min-height="7.031cm" fo:min-width="0.55cm"/>
    </style:style>
    <style:style style:name="gr76" style:family="graphic" style:parent-style-name="Standard_5f_6">
      <style:graphic-properties draw:stroke="none" draw:fill-color="#d4ea6b" draw:textarea-horizontal-align="justify" draw:textarea-vertical-align="middle" draw:auto-grow-height="false" fo:min-height="7.031cm" fo:min-width="0.55cm"/>
    </style:style>
    <style:style style:name="gr77" style:family="graphic" style:parent-style-name="standard">
      <style:graphic-properties draw:stroke="none" draw:fill-color="#ffff6d" draw:textarea-horizontal-align="justify" draw:textarea-vertical-align="middle" draw:auto-grow-height="false" fo:min-height="7.031cm" fo:min-width="0.55cm"/>
    </style:style>
    <style:style style:name="gr78"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middle" fo:min-height="3.799cm"/>
      <style:paragraph-properties style:writing-mode="lr-tb"/>
    </style:style>
    <style:style style:name="pr22" style:family="presentation" style:parent-style-name="Default-title">
      <style:graphic-properties draw:textarea-vertical-align="middle" fo:min-height="5.0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title">
      <style:graphic-properties draw:textarea-vertical-align="middle" fo:min-height="5.678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4.141cm"/>
      <style:paragraph-properties style:writing-mode="lr-tb"/>
    </style:style>
    <style:style style:name="pr6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e8f2a1" loext:opacity="100%" fo:font-size="32pt" fo:language="fr" fo:country="FR" fo:font-weight="bold" style:font-size-asian="32pt" style:font-weight-asian="bold" style:font-size-complex="32pt" style:font-weight-complex="bold"/>
    </style:style>
    <style:style style:name="T26" style:family="text">
      <style:text-properties fo:color="#ffffff" loext:opacity="100%" fo:font-size="36pt" fo:language="fr" fo:country="FR" style:font-size-asian="36pt" style:font-size-complex="36pt"/>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7" style:family="text">
      <style:text-properties fo:color="#ffffff" loext:opacity="100%" fo:font-size="28pt" fo:language="fr" fo:country="FR" fo:font-weight="normal" style:font-size-asian="28pt" style:font-weight-asian="normal" style:font-size-complex="28pt" style:font-weight-complex="normal"/>
    </style:style>
    <style:style style:name="T58" style:family="text">
      <style:text-properties fo:color="#ffffff" loext:opacity="100%" fo:font-size="22pt" fo:language="fr" fo:country="FR" fo:font-weight="bold" style:font-size-asian="22pt" style:font-weight-asian="bold" style:font-size-complex="22pt" style:font-weight-complex="bold"/>
    </style:style>
    <style:style style:name="T59" style:family="text">
      <style:text-properties fo:color="#ffffff" loext:opacity="100%" fo:font-size="22pt" fo:language="fr" fo:country="FR" fo:font-weight="normal" style:font-size-asian="22pt" style:font-weight-asian="normal" style:font-size-complex="22pt" style:font-weight-complex="normal"/>
    </style:style>
    <style:style style:name="T60" style:family="text">
      <style:text-properties fo:color="#ffffa6" loext:opacity="100%" fo:font-size="22pt" fo:font-weight="bold" style:font-size-asian="22pt" style:font-weight-asian="bold" style:font-size-complex="22pt" style:font-weight-complex="bold"/>
    </style:style>
    <style:style style:name="T61"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2"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4" style:family="text">
      <style:text-properties fo:language="fr" fo:country="FR" fo:font-weight="bold" style:font-weight-asian="bold" style:font-weight-complex="bold"/>
    </style:style>
    <style:style style:name="T6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5cm 15.85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2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24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2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2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6"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6"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6"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7" draw:text-style-name="P21" draw:layer="layout" svg:x1="7.8cm" svg:y1="10cm" svg:x2="9.8cm" svg:y2="10cm">
          <text:p/>
        </draw:line>
        <draw:line draw:style-name="gr17" draw:text-style-name="P21" draw:layer="layout" svg:x1="17.4cm" svg:y1="10cm" svg:x2="19.4cm" svg:y2="10cm">
          <text:p/>
        </draw:lin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1">« En tant que [persona], </text:span></text:p>
            <text:p text:style-name="P1"><text:span text:style-name="T21">je veux [quoi] </text:span></text:p>
            <text:p text:style-name="P1"><text:span text:style-name="T21">afin de [pourquoi] »</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2">afin de [pourquoi]</text:span></text:p>
                <text:list>
                  <text:list-item>
                    <text:p text:style-name="P1"><text:span text:style-name="T23">Quel problème on résout ?</text:span></text:p>
                  </text:list-item>
                </text:list>
              </text:list-item>
            </text:list>
          </draw:text-box>
        </draw:frame>
        <draw:custom-shape draw:style-name="gr12"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19" draw:layer="layout" svg:width="25.147cm" svg:height="1.785cm" svg:x="1.016cm" svg:y="13.806cm">
          <draw:text-box>
            <text:p text:style-name="P18"><text:span text:style-name="T11">Source(s) :</text:span></text:p>
            <text:list text:style-name="L1">
              <text:list-item>
                <text:p><text:span text:style-name="T24"><text:a xlink:href="https://fr.wikipedia.org/wiki/Récit_utilisateur" xlink:type="simple">https://fr.wikipedia.org/wiki/R%C3%A9cit_utilisateur</text:a></text:span></text:p>
              </text:list-item>
              <text:list-item>
                <text:p><text:span text:style-name="T24"><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5">En tant qu</text:span><text:span text:style-name="T16">'acheteur, </text:span><text:span text:style-name="T25">je veux</text:span><text:span text:style-name="T16"> pouvoir payer </text:span><text:span text:style-name="T25">afin de</text:span><text:span text:style-name="T16">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26">Comment je paie ?</text:span></text:p>
                <text:list>
                  <text:list-item>
                    <text:p text:style-name="P1"><text:span text:style-name="T26">Paypal, CB, chèque… ?</text:span></text:p>
                  </text:list-item>
                </text:list>
              </text:list-item>
              <text:list-item>
                <text:p text:style-name="P1"><text:span text:style-name="T2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acheteur, </text:span><text:span text:style-name="T27">je veux</text:span><text:span text:style-name="T16"> pouvoir payer avec PayPal </text:span><text:span text:style-name="T27">afin de</text:span><text:span text:style-name="T16">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8">En tant qu</text:span><text:span text:style-name="T16">'utilisateur, </text:span><text:span text:style-name="T28">je veux</text:span><text:span text:style-name="T16">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4" draw:layer="layout" svg:width="26.924cm" svg:height="3.799cm" svg:x="0.538cm" svg:y="5.977cm" presentation:class="title" presentation:user-transformed="true">
          <draw:text-box>
            <text:p text:style-name="P23"><text:span text:style-name="T29">En tant qu</text:span><text:span text:style-name="T16">'utilisateur, </text:span><text:span text:style-name="T29">je veux</text:span><text:span text:style-name="T16"> chercher par auteur </text:span><text:span text:style-name="T29">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30">En tant qu</text:span><text:span text:style-name="T16">'enseignant, </text:span><text:span text:style-name="T30">je souhaite</text:span><text:span text:style-name="T16">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3T1">
        <draw:frame presentation:style-name="pr22"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draw:frame presentation:style-name="pr22" draw:text-style-name="P24" draw:layer="layout" svg:width="26.924cm" svg:height="5.065cm" svg:x="0.538cm" svg:y="5.343cm" presentation:class="title" presentation:user-transformed="true">
          <draw:text-box>
            <text:p text:style-name="P34"><text:span text:style-name="T16">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draw:frame presentation:style-name="pr21" draw:text-style-name="P35"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5" draw:text-style-name="P36" draw:layer="layout" svg:width="1.147cm" svg:height="4.064cm" draw:transform="rotate (1.5707963267949) translate (24.4cm 0.9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5">INVEST</text:span></text:p>
          </draw:text-box>
        </draw:frame>
        <draw:custom-shape draw:style-name="gr13" draw:text-style-name="P22" draw:layer="layout" svg:width="1.147cm" svg:height="4.064cm" draw:transform="rotate (1.5707963267949) translate (-0.6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1"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8"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6">Alternative aux User Story</text:span></text:p>
              </text:list-item>
              <text:list-item>
                <text:p text:style-name="P12"><text:span text:style-name="T26">Centré sur un contexte / un problème</text:span></text:p>
                <text:list>
                  <text:list-item>
                    <text:p text:style-name="P1"><text:span text:style-name="T26">L'User Story est centrée sur l'utilisateur</text:span></text:p>
                  </text:list-item>
                  <text:list-item>
                    <text:p text:style-name="P1"><text:span text:style-name="T26">Aide à comprendre la motivation de l'utilisateur</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6.904cm" svg:x="1.37cm" svg:y="2.296cm" presentation:class="outline" presentation:user-transformed="true">
          <draw:text-box>
            <text:list text:style-name="L2">
              <text:list-item>
                <text:p text:style-name="P12"><text:span text:style-name="T26">Exprime un besoin utilisateur</text:span></text:p>
                <text:list>
                  <text:list-item>
                    <text:p text:style-name="P1"><text:span text:style-name="T2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621cm" svg:x="0.805cm" svg:y="12.9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6">Permet de créer de l'empathie avec l'utilisateur</text:span></text:p>
                <text:list>
                  <text:list-item>
                    <text:p text:style-name="P1"><text:span text:style-name="T26">Mieux comprendre l'utilisateur</text:span></text:p>
                  </text:list-item>
                </text:list>
              </text:list-item>
              <text:list-item>
                <text:p text:style-name="P1"><text:span text:style-name="T26">Incite à la solution innovante</text:span></text:p>
                <text:list>
                  <text:list-item>
                    <text:p text:style-name="P1"><text:span text:style-name="T26">Innovation par l'usage</text:span></text:p>
                  </text:list-item>
                </text:list>
              </text:list-item>
              <text:list-item>
                <text:p text:style-name="P1"><text:span text:style-name="T2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26">Personas → Se basent sur des hypothèses</text:span></text:p>
                <text:list>
                  <text:list-item>
                    <text:p text:style-name="P1"><text:span text:style-name="T26">La solution peut ne pas être pertinente</text:span></text:p>
                  </text:list-item>
                </text:list>
              </text:list-item>
              <text:list-item>
                <text:p text:style-name="P1"><text:span text:style-name="T26">Ne permet pas de gérer plusieurs typologies d'utilisateurs en même temps</text:span></text:p>
                <text:list>
                  <text:list-item>
                    <text:p text:style-name="P1"><text:span text:style-name="T26">Autant d'US que de personas</text:span></text:p>
                  </text:list-item>
                </text:list>
              </text:list-item>
            </text:list>
          </draw:text-box>
        </draw:frame>
        <draw:custom-shape draw:style-name="gr44"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6"><text:line-break/></text:span><text:span text:style-name="T46">Pour quelle(s) tâche(s) les utilisateurs "embauchent" votre produit ?</text:span></text:p>
          </draw:text-box>
        </draw:fram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6"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2">afin de [résultat]</text:span></text:p>
                <text:list>
                  <text:list-item>
                    <text:p text:style-name="P1"><text:span text:style-name="T23">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5"><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custom-shape draw:style-name="gr45"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6"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custom-shape draw:style-name="gr49"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0" draw:text-style-name="P44" draw:layer="layout" svg:width="11.974cm" svg:height="6.678cm" draw:transform="rotate (0.0698131700797732) translate (0.627cm 4.768cm)">
          <text:p text:style-name="P43"><text:span text:style-name="T37">Quand je doute sur </text:span></text:p>
          <text:p text:style-name="P43"><text:span text:style-name="T37">l'achat un produit</text:span></text:p>
          <text:p text:style-name="P43"><text:span text:style-name="T37">je souhaite connaître </text:span></text:p>
          <text:p text:style-name="P43"><text:span text:style-name="T37">l'avis des acheteurs</text:span></text:p>
          <text:p text:style-name="P43"><text:span text:style-name="T37">afin de valider mon acha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custom-shape draw:style-name="gr51"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2"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52" draw:layer="layout" svg:width="26.06cm" svg:height="10.849cm" svg:x="1.37cm" svg:y="2.295cm" presentation:class="outline" presentation:user-transformed="true">
          <draw:text-box>
            <text:list text:style-name="L2">
              <text:list-item>
                <text:p text:style-name="P12"><text:span text:style-name="T23">Plus votre contexte sera précis, plus adaptée sera la solution</text:span></text:p>
              </text:list-item>
              <text:list-item>
                <text:p text:style-name="P12"><text:span text:style-name="T23">Préférez les entretiens utilisateurs pour ressortir les problèmes</text:span></text:p>
                <text:list>
                  <text:list-item>
                    <text:p text:style-name="P1"><text:span text:style-name="T23">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3">Les motivations peuvent être multiples</text:span></text:p>
                <text:list>
                  <text:list-item>
                    <text:p text:style-name="P1"><text:span text:style-name="T23">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6"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7"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3" draw:text-style-name="P52" draw:layer="layout" svg:width="26.06cm" svg:height="10.849cm" svg:x="1.37cm" svg:y="2.295cm" presentation:class="outline" presentation:user-transformed="true">
          <draw:text-box>
            <text:list text:style-name="L2">
              <text:list-item>
                <text:p text:style-name="P12"><text:span text:style-name="T23">Les Job Stories (JS) peuvent être très utiles pour rédiger des User Stories (US)</text:span></text:p>
                <text:list>
                  <text:list-item>
                    <text:p text:style-name="P1"><text:span text:style-name="T23">JS : Découverte du besoin</text:span></text:p>
                  </text:list-item>
                  <text:list-item>
                    <text:p text:style-name="P1"><text:span text:style-name="T23">US : Conception de la solution</text:span></text:p>
                  </text:list-item>
                </text:list>
              </text:list-item>
              <text:list-item>
                <text:p text:style-name="P1"><text:span text:style-name="T23">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8" draw:text-style-name="P56" draw:layer="layout" svg:width="1.05cm" svg:height="7.281cm" draw:transform="rotate (-1.5707963267949) translate (28.22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9"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60"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8" draw:text-style-name="P56" draw:layer="layout" svg:width="1.05cm" svg:height="7.281cm" draw:transform="rotate (-1.5707963267949) translate (28.224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custom-shape draw:style-name="gr61" draw:text-style-name="P4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2"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63" draw:text-style-name="P59" draw:layer="layout" svg:width="1.147cm" svg:height="4.064cm" draw:transform="rotate (1.5707963267949) translate (-0.6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26" draw:layer="layout" svg:width="1.642cm" svg:height="10.899cm" draw:transform="rotate (-3.14159265358979) translate (28.4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8"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9"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8"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6"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6"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6"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7" draw:text-style-name="P21" draw:layer="layout" svg:x1="7.8cm" svg:y1="10cm" svg:x2="9.8cm" svg:y2="10cm">
          <text:p/>
        </draw:line>
        <draw:line draw:style-name="gr17" draw:text-style-name="P21" draw:layer="layout" svg:x1="17.4cm" svg:y1="10cm" svg:x2="19.4cm" svg:y2="10cm">
          <text:p/>
        </draw:lin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3">Attractives :</text:span><text:span text:style-name="T54"> </text:span><text:span text:style-name="T7">"nice to have", si c'est là tant mieux, si c'est absent, l'utilisateur ne le remarque pas</text:span></text:p>
                  </text:list-item>
                  <text:list-item>
                    <text:p text:style-name="P1"><text:span text:style-name="T53">Linéaires :</text:span><text:span text:style-name="T54"> </text:span><text:span text:style-name="T55">game changer. </text:span><text:span text:style-name="T56">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4"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70"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5" draw:text-style-name="P13" draw:layer="layout" svg:width="26.06cm" svg:height="1.104cm" svg:x="1.37cm" svg:y="2.296cm" presentation:class="outline" presentation:user-transformed="true">
          <draw:text-box>
            <text:list text:style-name="L2">
              <text:list-item>
                <text:p text:style-name="P12"><text:span text:style-name="T57">Représentée par la courbe suivante :</text:span></text:p>
                <text:list>
                  <text:list-header>
                    <text:p text:style-name="P1"><text:span text:style-name="T7"/></text:p>
                  </text:list-header>
                </text:list>
              </text:list-item>
            </text:list>
          </draw:text-box>
        </draw:frame>
        <draw:frame presentation:style-name="pr56" draw:text-style-name="P64" draw:layer="layout" svg:width="7.23cm" svg:height="11.105cm" svg:x="19.97cm" svg:y="3.4cm" presentation:class="outline" presentation:user-transformed="true">
          <draw:text-box>
            <text:list text:style-name="L2">
              <text:list-item>
                <text:p text:style-name="P12"><text:span text:style-name="T58">Obligatoires :</text:span><text:span text:style-name="T59"> à droite sur l'axe x</text:span></text:p>
              </text:list-item>
              <text:list-item>
                <text:p text:style-name="P12"><text:span text:style-name="T59">Attractives : courbe en bleu</text:span></text:p>
              </text:list-item>
              <text:list-item>
                <text:p text:style-name="P12"><text:span text:style-name="T59">Linéaires en jaune</text:span></text:p>
              </text:list-item>
              <text:list-item>
                <text:p text:style-name="P12"><text:span text:style-name="T59">Indifférentes : à gauche sur l'axe X</text:span></text:p>
              </text:list-item>
              <text:list-item>
                <text:p text:style-name="P12"><text:span text:style-name="T59">A double tranchant</text:span></text:p>
                <text:list>
                  <text:list-header>
                    <text:p text:style-name="P1"><text:span text:style-name="T59"/></text:p>
                  </text:list-header>
                </text:list>
                <text:p text:style-name="P1"><text:span text:style-name="T59"/></text:p>
                <text:list>
                  <text:list-header>
                    <text:p text:style-name="P1"><text:span text:style-name="T59"/></text:p>
                  </text:list-header>
                </text:list>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3T1">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draw:frame presentation:style-name="pr22" draw:text-style-name="P65"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7" draw:text-style-name="P5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8"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1" draw:text-style-name="P6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1" draw:text-style-name="P66" draw:layer="layout" svg:width="1.05cm" svg:height="7.281cm" draw:transform="rotate (-1.5707963267949) translate (28.2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2" draw:text-style-name="P21" draw:layer="layout" svg:x1="14cm" svg:y1="14.2cm" svg:x2="14cm" svg:y2="2.6cm">
          <text:p/>
        </draw:line>
        <draw:line draw:style-name="gr72" draw:text-style-name="P21" draw:layer="layout" svg:x1="3.4cm" svg:y1="8.421cm" svg:x2="25.2cm" svg:y2="8.421cm">
          <text:p/>
        </draw:line>
        <draw:frame draw:style-name="gr73" draw:text-style-name="P67" draw:layer="layout" svg:width="7.2cm" svg:height="0.962cm" svg:x="4.8cm" svg:y="2.2cm">
          <draw:text-box>
            <text:p text:style-name="P23"><text:span text:style-name="T20">Pas urgent</text:span></text:p>
          </draw:text-box>
        </draw:frame>
        <draw:frame draw:style-name="gr73" draw:text-style-name="P67" draw:layer="layout" svg:width="7.2cm" svg:height="0.962cm" svg:x="17.6cm" svg:y="2.2cm">
          <draw:text-box>
            <text:p text:style-name="P23"><text:span text:style-name="T20">Urgent</text:span></text:p>
          </draw:text-box>
        </draw:frame>
        <draw:frame draw:style-name="gr73" draw:text-style-name="P67" draw:layer="layout" svg:width="4.919cm" svg:height="0.962cm" draw:transform="rotate (1.5707963267949) translate (2.238cm 7.8cm)">
          <draw:text-box>
            <text:p text:style-name="P23"><text:span text:style-name="T20">Important</text:span></text:p>
          </draw:text-box>
        </draw:frame>
        <draw:frame draw:style-name="gr73" draw:text-style-name="P67" draw:layer="layout" svg:width="4.919cm" svg:height="0.962cm" draw:transform="rotate (1.5707963267949) translate (2.238cm 14.319cm)">
          <draw:text-box>
            <text:p text:style-name="P23"><text:span text:style-name="T20">Pas important</text:span></text:p>
          </draw:text-box>
        </draw:frame>
        <draw:frame draw:style-name="gr74" draw:text-style-name="P68" draw:layer="layout" svg:width="5.919cm" svg:height="1.119cm" draw:transform="rotate (-0.235444916094036) translate (5.812cm 10.606cm)">
          <draw:text-box>
            <text:p text:style-name="P23"><text:span text:style-name="T60">A abandonner</text:span></text:p>
          </draw:text-box>
        </draw:frame>
        <draw:frame draw:style-name="gr74" draw:text-style-name="P68" draw:layer="layout" svg:width="5.919cm" svg:height="1.119cm" draw:transform="rotate (0.205250720034533) translate (18.229cm 11.897cm)">
          <draw:text-box>
            <text:p text:style-name="P23"><text:span text:style-name="T60">A déléguer</text:span></text:p>
          </draw:text-box>
        </draw:frame>
        <draw:frame draw:style-name="gr74" draw:text-style-name="P68" draw:layer="layout" svg:width="7.801cm" svg:height="1.119cm" draw:transform="rotate (-0.146956723017923) translate (17.121cm 4.716cm)">
          <draw:text-box>
            <text:p text:style-name="P23"><text:span text:style-name="T60">A faire tout de suite</text:span></text:p>
          </draw:text-box>
        </draw:frame>
        <draw:frame draw:style-name="gr74" draw:text-style-name="P68" draw:layer="layout" svg:width="7.801cm" svg:height="1.119cm" draw:transform="rotate (0.124267442741996) translate (5.201cm 5.252cm)">
          <draw:text-box>
            <text:p text:style-name="P23"><text:span text:style-name="T60">A planifier</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4" draw:master-page-name="Default" presentation:presentation-page-layout-name="AL1T0">
        <draw:custom-shape draw:style-name="gr40" draw:text-style-name="P4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5" draw:text-style-name="P59"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6" draw:text-style-name="P30"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7" draw:text-style-name="P69" draw:layer="layout" svg:width="1.05cm" svg:height="7.281cm" draw:transform="rotate (-1.5707963267949) translate (28.2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0"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3T1">
        <draw:frame presentation:style-name="pr22"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8"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1" draw:style-name="dp1" draw:master-page-name="Default" presentation:presentation-page-layout-name="AL3T1">
        <draw:frame presentation:style-name="pr63" draw:text-style-name="P24" draw:layer="layout" svg:width="26.924cm" svg:height="5.678cm" svg:x="0.538cm" svg:y="5.036cm" presentation:class="title" presentation:user-transformed="true">
          <draw:text-box>
            <text:p text:style-name="P23"><text:span text:style-name="T61">Garbage in, garbage out.</text:span><text:span text:style-name="T61"><text:line-break/></text:span><text:span text:style-name="T62">(Entrée pourrie, sortie pourrie)</text:span><text:span text:style-name="T16"><text:line-break/></text:span><text:span text:style-name="T16"><text:line-break/></text:span><text:span text:style-name="T63">C'est ce qui arrive quand on met n'importe quoi comme Story dans le sprint backlog...</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6">Doit être terminé à la fin </text:span><text:span text:style-name="T10">d'un</text:span><text:span text:style-name="T26"> sprint</text:span></text:p>
                <text:list>
                  <text:list-item>
                    <text:p text:style-name="P1"><text:span text:style-name="T26">Sinon on découpe ou on reporte au sprite suivant</text:span></text:p>
                  </text:list-item>
                </text:list>
              </text:list-item>
              <text:list-item>
                <text:p text:style-name="P1"><text:span text:style-name="T26">Alimente le backlog</text:span></text:p>
              </text:list-item>
              <text:list-item>
                <text:p text:style-name="P1"><text:span text:style-name="T26">Peut être limitée </text:span></text:p>
                <text:list>
                  <text:list-item>
                    <text:p text:style-name="P1"><text:span text:style-name="T26">Complétée par une Job Story</text:span></text:p>
                  </text:list-item>
                </text:list>
              </text:list-item>
            </text:list>
          </draw:text-box>
        </draw:frame>
        <draw:custom-shape draw:style-name="gr12" draw:text-style-name="P22" draw:layer="layout" svg:width="1.05cm" svg:height="7.281cm" draw:transform="rotate (-1.5707963267949) translate (28.2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3" draw:style-name="dp1" draw:master-page-name="Default" presentation:presentation-page-layout-name="AL3T1">
        <draw:frame presentation:style-name="pr65" draw:text-style-name="P24" draw:layer="layout" svg:width="26.924cm" svg:height="4.141cm" svg:x="0.538cm" svg:y="5.805cm" presentation:class="title" presentation:user-transformed="true">
          <draw:text-box>
            <text:p text:style-name="P23"><text:span text:style-name="T64">Pour terminer, sachez qu'une Story peut avoir des sous-tâches quand elle implique plusieurs corps de métier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4" draw:style-name="dp5" draw:master-page-name="Default" presentation:presentation-page-layout-name="AL3T1">
        <draw:frame presentation:style-name="pr66" draw:text-style-name="P71" draw:layer="layout" svg:width="25.198cm" svg:height="12.191cm" svg:x="1.4cm" svg:y="1.713cm">
          <draw:text-box>
            <text:p><text:span text:style-name="T65">Questions ?</text:span></text:p>
          </draw:text-box>
        </draw:frame>
        <presentation:notes draw:style-name="dp2">
          <draw:page-thumbnail draw:style-name="gr3" draw:layer="layout" svg:width="13.586cm" svg:height="11.136cm" svg:x="3.703cm" svg:y="2.252cm" draw:page-number="84" presentation:class="page"/>
          <draw:frame presentation:style-name="pr3" draw:text-style-name="P72" draw:layer="layout" svg:width="16.8cm" svg:height="13.365cm" svg:x="2.097cm" svg:y="14.103cm" presentation:class="notes" presentation:placeholder="true">
            <draw:text-box/>
          </draw:frame>
        </presentation:notes>
      </draw:page>
      <draw:page draw:name="page85" draw:style-name="dp5" draw:master-page-name="Default" presentation:presentation-page-layout-name="AL3T1">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1T14:16:27.751129476</dc:date>
    <meta:editing-duration>P23DT41M20S</meta:editing-duration>
    <meta:editing-cycles>1201</meta:editing-cycles>
    <meta:generator>LibreOffice/7.1.7.2$MacOSX_X86_64 LibreOffice_project/c6a4e3954236145e2acb0b65f68614365aeee33f</meta:generator>
    <meta:document-statistic meta:object-count="542"/>
  </office:meta>
</office:document-meta>
</file>